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b2b2b2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51pt solid #b2b2b2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51pt solid #b2b2b2"/>
      <style:text-properties style:font-name="Arial"/>
    </style:style>
    <style:style style:name="ce4" style:family="table-cell" style:parent-style-name="Default">
      <style:table-cell-properties fo:background-color="transparent" fo:wrap-option="wrap" fo:border="0.51pt solid #b2b2b2"/>
      <style:text-properties style:font-name="Ari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19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fo:border="0.51pt solid #b2b2b2"/>
      <style:text-properties style:font-name="Arial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51pt solid #b2b2b2"/>
    </style:style>
    <style:style style:name="ce1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</office:automatic-styles>
  <office:body>
    <office:spreadsheet>
      <table:table table:name="258D_Master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1" office:value-type="string" calcext:value-type="string">
            <text:p>Reference</text:p>
          </table:table-cell>
          <table:table-cell table:style-name="ce19" office:value-type="string" calcext:value-type="string">
            <text:p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5"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PCB Mount</text:p>
          </table:table-cell>
          <table:covered-table-cell table:style-name="ce19"/>
          <table:covered-table-cell table:number-columns-repeated="8" table:style-name="ce1"/>
          <table:table-cell table:style-name="ce15" table:number-columns-repeated="1014"/>
        </table:table-row>
        <table:table-row table:style-name="ro1">
          <table:table-cell table:style-name="ce7" office:value-type="string" calcext:value-type="string">
            <text:p>C103 C203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100p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CC0805JRNPO9BN101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CC0805JRNPO9BN101</text:p>
          </table:table-cell>
          <table:table-cell table:style-name="ce7" office:value-type="string" calcext:value-type="string">
            <text:p>C0G, 50V, 5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104 C105 C204 C205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220p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CC0805JRNPO9BN221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CC0805JRNPO9BN221</text:p>
          </table:table-cell>
          <table:table-cell table:style-name="ce7" office:value-type="string" calcext:value-type="string">
            <text:p>C0G, 50V, 5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101 C201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4n7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CH-U1C472GX5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67-ECH-U1C472GX5</text:p>
          </table:table-cell>
          <table:table-cell table:style-name="ce7" office:value-type="string" calcext:value-type="string">
            <text:p>PPS, 16V, 2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4" office:value-type="string" calcext:value-type="string">
            <text:p>C1-C4, C106-C113, C206-C213 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string" calcext:value-type="string">
            <text:p>100n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CC0805KRX7R9BB104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CC0805KRX7R9BB104</text:p>
          </table:table-cell>
          <table:table-cell table:style-name="ce7" office:value-type="string" calcext:value-type="string">
            <text:p>X7R,50V, 10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102 C114 C115 C202 C214 C215 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22u</text:p>
          </table:table-cell>
          <table:table-cell table:style-name="ce7" office:value-type="string" calcext:value-type="string">
            <text:p>CE5x5.8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EE-FK1V220AR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67-EEE-FK1V220AR</text:p>
          </table:table-cell>
          <table:table-cell table:style-name="ce7" office:value-type="string" calcext:value-type="string">
            <text:p>35V, 20%, 105deg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102 D201 D202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W56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BAW56LT1G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863-BAW56LT1G</text:p>
          </table:table-cell>
          <table:table-cell table:style-name="ce7" office:value-type="string" calcext:value-type="string">
            <text:p>Common anode dual diode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L1 L2 L101 L102 L201 L202 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10u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Taiyo Yuden</text:p>
          </table:table-cell>
          <table:table-cell table:style-name="ce7" office:value-type="string" calcext:value-type="string">
            <text:p>LBC2012T100K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963-LBC2012T100K</text:p>
          </table:table-cell>
          <table:table-cell table:style-name="ce7" office:value-type="string" calcext:value-type="string">
            <text:p>1.2R, 200mA, 10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1 Q201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DMMT3906W</text:p>
          </table:table-cell>
          <table:table-cell table:style-name="ce7" office:value-type="string" calcext:value-type="string">
            <text:p>SOT-363</text:p>
          </table:table-cell>
          <table:table-cell table:style-name="ce7" office:value-type="string" calcext:value-type="string">
            <text:p>Diodes Inc</text:p>
          </table:table-cell>
          <table:table-cell table:style-name="ce7" office:value-type="string" calcext:value-type="string">
            <text:p>DMMT3906W-7-F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21-DMMT3906W-F</text:p>
          </table:table-cell>
          <table:table-cell table:style-name="ce7" office:value-type="string" calcext:value-type="string">
            <text:p>Dual matched PNP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2 Q202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DMMT3904W</text:p>
          </table:table-cell>
          <table:table-cell table:style-name="ce7" office:value-type="string" calcext:value-type="string">
            <text:p>SOT-363</text:p>
          </table:table-cell>
          <table:table-cell table:style-name="ce7" office:value-type="string" calcext:value-type="string">
            <text:p>Diodes Inc</text:p>
          </table:table-cell>
          <table:table-cell table:style-name="ce7" office:value-type="string" calcext:value-type="string">
            <text:p>DMMT3904W-7-F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21-DMMT3904W-F</text:p>
          </table:table-cell>
          <table:table-cell table:style-name="ce7" office:value-type="string" calcext:value-type="string">
            <text:p>Dual matched NPN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3 Q203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MMBT3906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MMBT3906LT1G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863-MMBT3906LT1G</text:p>
          </table:table-cell>
          <table:table-cell table:style-name="ce7" office:value-type="string" calcext:value-type="string">
            <text:p>PNP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4 Q204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MMBF5484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MMBF5484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2-MMBF5485</text:p>
          </table:table-cell>
          <table:table-cell table:style-name="ce7" office:value-type="string" calcext:value-type="string">
            <text:p>N-Channel JFE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5 Q205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MMBFJ201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MMBFJ20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2-MMBFJ201</text:p>
          </table:table-cell>
          <table:table-cell table:style-name="ce14" office:value-type="string" calcext:value-type="string">
            <text:p>N-Channel JFET</text:p>
          </table:table-cell>
          <table:table-cell table:style-name="ce7" office:value-type="string" calcext:value-type="string">
            <text:p>Select for VGS(off) = 1.13V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117 R217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390R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90R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390R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46 R246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470R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470R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470R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4" office:value-type="string" calcext:value-type="string">
            <text:p>R140 R141 R148 R151 R152 R240 R241 R248 R251 R252 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680R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80R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680R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4 R145 R214 R245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1k8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K8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K8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6 R216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LT732K0JTG</text:p>
          </table:table-cell>
          <table:table-cell table:style-name="ce7" office:value-type="string" calcext:value-type="string">
            <text:p>Small Bear</text:p>
          </table:table-cell>
          <table:table-cell table:style-name="ce8" office:value-type="float" office:value="2530" calcext:value-type="float">
            <text:p>2530</text:p>
          </table:table-cell>
          <table:table-cell table:style-name="ce14" office:value-type="string" calcext:value-type="string">
            <text:p>PTC 5%</text:p>
          </table:table-cell>
          <table:table-cell table:style-name="ce7" office:value-type="string" calcext:value-type="string">
            <text:p>Alt. Farnell p/n 1174317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147 R247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2k2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2K2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2K2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33 R233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2k49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2K49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2K49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4 R149 R224 R249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3k3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K3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3K3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9 R219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4k99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4K99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4K99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9 R142 R143 R229 R242 R243 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6k8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K8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6K8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50 R25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9k1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9K1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9K1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5" office:value-type="string" calcext:value-type="string">
            <text:p>R1 R2 R106 R109 R115 R122 R206 R209 R215 R222 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1 R125 R130 R221 R225 R230 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15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5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5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44 R218 R244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33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3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33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0 R126 R220 R226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68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8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68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7 R111 R113 R207 R211 R213 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0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0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5 R205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12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2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2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 office:value-type="string" calcext:value-type="string">
            <text:p>SOT for correct V/O sca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103 R123 R128 R203 R223 R228 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15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5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5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1 R102 R201 R202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18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8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8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4" office:value-type="string" calcext:value-type="string">
            <text:p>R134 R137 R138 R139 R234 R237 R238 R239 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33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3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33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2 R132 R212 R232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39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9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39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35 R235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43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43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43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7 R227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68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8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68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31 R136 R231 R236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82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820K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82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0 R110 R208 R210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1M5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M5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1M5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4 R204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2M7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2M2L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03-RC0805FR-072M2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3 TR203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100R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101E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52-3314J-1-101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4 TR204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20k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203E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52-3314J-1-203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1 TR102 TR201 TR202 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104E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52-3314J-1-104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5 TR205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1M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105E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652-3314J-1-105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 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ADR01</text:p>
          </table:table-cell>
          <table:table-cell table:style-name="ce7" office:value-type="string" calcext:value-type="string">
            <text:p>SOIC08</text:p>
          </table:table-cell>
          <table:table-cell table:style-name="ce7" office:value-type="string" calcext:value-type="string">
            <text:p>Analog Devices</text:p>
          </table:table-cell>
          <table:table-cell table:style-name="ce7" office:value-type="string" calcext:value-type="string">
            <text:p>ADR01ARZ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584-ADR01ARZ</text:p>
          </table:table-cell>
          <table:table-cell table:style-name="ce7" office:value-type="string" calcext:value-type="string">
            <text:p>10V reference, 0.1%, 3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01 U201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TL074</text:p>
          </table:table-cell>
          <table:table-cell table:style-name="ce7" office:value-type="string" calcext:value-type="string">
            <text:p>SOIC14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TL074IDR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595-TL074IDR</text:p>
          </table:table-cell>
          <table:table-cell table:style-name="ce7" office:value-type="string" calcext:value-type="string">
            <text:p>Quad operational amplifier, JFET inpu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02 U202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LM13700</text:p>
          </table:table-cell>
          <table:table-cell table:style-name="ce7" office:value-type="string" calcext:value-type="string">
            <text:p>SOIC16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LM13700MX/NOPB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926-LM13700MX/NOPB</text:p>
          </table:table-cell>
          <table:table-cell table:style-name="ce7" office:value-type="string" calcext:value-type="string">
            <text:p>Dual transconductance amplifie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03 U203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TL072</text:p>
          </table:table-cell>
          <table:table-cell table:style-name="ce7" office:value-type="string" calcext:value-type="string">
            <text:p>SOIC08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TL072IDR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595-TL072IDR</text:p>
          </table:table-cell>
          <table:table-cell table:style-name="ce7" office:value-type="string" calcext:value-type="string">
            <text:p>Dual operational amplifier, JFET inpu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2 U104 U204 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TL071</text:p>
          </table:table-cell>
          <table:table-cell table:style-name="ce7" office:value-type="string" calcext:value-type="string">
            <text:p>SOIC08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TL071IDR</text:p>
          </table:table-cell>
          <table:table-cell table:style-name="ce7" office:value-type="string" calcext:value-type="string">
            <text:p>Mouser</text:p>
          </table:table-cell>
          <table:table-cell table:style-name="ce12" office:value-type="string" calcext:value-type="string">
            <text:p>595-TL071IDR</text:p>
          </table:table-cell>
          <table:table-cell table:style-name="ce7" office:value-type="string" calcext:value-type="string">
            <text:p>Operational amplifier, JFET inpu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VR102 VR202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100k Lin</text:p>
          </table:table-cell>
          <table:table-cell table:style-name="ce7" office:value-type="string" calcext:value-type="string">
            <text:p>RD901F-40-00D</text:p>
          </table:table-cell>
          <table:table-cell table:style-name="ce7" office:value-type="string" calcext:value-type="string">
            <text:p>Song Huei</text:p>
          </table:table-cell>
          <table:table-cell table:style-name="ce7" office:value-type="string" calcext:value-type="string">
            <text:p>R0904N-B100K-L-25KQ</text:p>
          </table:table-cell>
          <table:table-cell table:style-name="ce7" office:value-type="string" calcext:value-type="string">
            <text:p>Small Bear</text:p>
          </table:table-cell>
          <table:table-cell table:style-name="ce7" office:value-type="string" calcext:value-type="string">
            <text:p>1012A4-B100K</text:p>
          </table:table-cell>
          <table:table-cell table:style-name="ce7" office:value-type="string" calcext:value-type="string">
            <text:p>9mm RA PCB mount potentiomet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4" office:value-type="string" calcext:value-type="string">
            <text:p>VR101 VR103 VR104 VR106 VR201 VR203 VR204 VR206 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100k Lin</text:p>
          </table:table-cell>
          <table:table-cell table:style-name="ce7" office:value-type="string" calcext:value-type="string">
            <text:p>RV16AF-41-(L)R1-XXX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RV16AF-41-15R1-104B</text:p>
          </table:table-cell>
          <table:table-cell table:style-name="ce7" office:value-type="string" calcext:value-type="string">
            <text:p>Small Bear</text:p>
          </table:table-cell>
          <table:table-cell table:style-name="ce7" office:value-type="string" calcext:value-type="string">
            <text:p>1011 B100K</text:p>
          </table:table-cell>
          <table:table-cell table:style-name="ce7" office:value-type="string" calcext:value-type="string">
            <text:p>16mm RA PCB mount potentiometer</text:p>
          </table:table-cell>
          <table:table-cell table:style-name="ce7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R105 VR205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100k Log</text:p>
          </table:table-cell>
          <table:table-cell table:style-name="ce7" office:value-type="string" calcext:value-type="string">
            <text:p>RV16AF-41-(L)R1-XXX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RV16AF-41-15R1-104A</text:p>
          </table:table-cell>
          <table:table-cell table:style-name="ce7" office:value-type="string" calcext:value-type="string">
            <text:p>Small Bear</text:p>
          </table:table-cell>
          <table:table-cell table:style-name="ce7" office:value-type="string" calcext:value-type="string">
            <text:p>1011 A100K</text:p>
          </table:table-cell>
          <table:table-cell table:style-name="ce7" office:value-type="string" calcext:value-type="string">
            <text:p>16mm RA PCB mount potentiometer</text:p>
          </table:table-cell>
          <table:table-cell table:style-name="ce7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7x0.75</text:p>
          </table:table-cell>
          <table:table-cell table:style-name="ce7" office:value-type="string" calcext:value-type="string">
            <text:p>Small Bear</text:p>
          </table:table-cell>
          <table:table-cell table:style-name="ce8" office:value-type="float" office:value="1018" calcext:value-type="float">
            <text:p>1018</text:p>
          </table:table-cell>
          <table:table-cell table:style-name="ce7" office:value-type="string" calcext:value-type="string">
            <text:p>Toothed washer for 16mm potentiometer</text:p>
          </table:table-cell>
          <table:table-cell table:style-name="ce7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Alpha</text:p>
          </table:table-cell>
          <table:table-cell table:style-name="ce7"/>
          <table:table-cell table:style-name="ce7" office:value-type="string" calcext:value-type="string">
            <text:p>Small Bear</text:p>
          </table:table-cell>
          <table:table-cell table:style-name="ce11" office:value-type="string" calcext:value-type="string">
            <text:p>1011AM</text:p>
          </table:table-cell>
          <table:table-cell table:style-name="ce7" office:value-type="string" calcext:value-type="string">
            <text:p>Dust cover for 16mm potentiometer</text:p>
          </table:table-cell>
          <table:table-cell table:style-name="ce7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06-J108, J206-J208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Shape Sel</text:p>
          </table:table-cell>
          <table:table-cell table:style-name="ce7"/>
          <table:table-cell table:style-name="ce7" office:value-type="string" calcext:value-type="string">
            <text:p>Samtec</text:p>
          </table:table-cell>
          <table:table-cell table:style-name="ce7" office:value-type="string" calcext:value-type="string">
            <text:p>TSW-103-07-F-T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200-TSW10307GT</text:p>
          </table:table-cell>
          <table:table-cell table:style-name="ce7" office:value-type="string" calcext:value-type="string">
            <text:p>3R3P header 2.54mm</text:p>
          </table:table-cell>
          <table:table-cell table:style-name="ce7" office:value-type="string" calcext:value-type="string">
            <text:p>Alt. Farnell p/n 20507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Panel Mount</text:p>
          </table:table-cell>
          <table:covered-table-cell table:style-name="ce8"/>
          <table:covered-table-cell table:number-columns-repeated="8"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J101 J102 J105 J201 J202 J20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CV inputs</text:p>
          </table:table-cell>
          <table:table-cell table:style-name="ce7"/>
          <table:table-cell table:style-name="ce7" office:value-type="string" calcext:value-type="string">
            <text:p>Johnson</text:p>
          </table:table-cell>
          <table:table-cell table:style-name="ce7" office:value-type="string" calcext:value-type="string">
            <text:p>108-0903-00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30-108-0903-1</text:p>
          </table:table-cell>
          <table:table-cell table:style-name="ce7" office:value-type="string" calcext:value-type="string">
            <text:p>Black banana jack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J103 J203 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V/O input</text:p>
          </table:table-cell>
          <table:table-cell table:style-name="ce7"/>
          <table:table-cell table:style-name="ce7" office:value-type="string" calcext:value-type="string">
            <text:p>Johnson</text:p>
          </table:table-cell>
          <table:table-cell table:style-name="ce7" office:value-type="string" calcext:value-type="string">
            <text:p>108-0913-00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30-108-0913-1</text:p>
          </table:table-cell>
          <table:table-cell table:style-name="ce7" office:value-type="string" calcext:value-type="string">
            <text:p>Grey banana jack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4" office:value-type="string" calcext:value-type="string">
            <text:p>J104 J109 J110 J111 J204 J209 J210 J211 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Audio IO</text:p>
          </table:table-cell>
          <table:table-cell table:style-name="ce7"/>
          <table:table-cell table:style-name="ce7" office:value-type="string" calcext:value-type="string">
            <text:p>Switchcraft</text:p>
          </table:table-cell>
          <table:table-cell table:style-name="ce11" office:value-type="float" office:value="41" calcext:value-type="float">
            <text:p>4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02-41</text:p>
          </table:table-cell>
          <table:table-cell table:style-name="ce7" office:value-type="string" calcext:value-type="string">
            <text:p>Tinijax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black 25mm length</text:p>
          </table:table-cell>
          <table:table-cell table:style-name="ce8" office:value-type="float" office:value="14" calcext:value-type="float">
            <text:p>14</text:p>
          </table:table-cell>
          <table:table-cell table:style-name="ce10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419 BK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419-100-02</text:p>
          </table:table-cell>
          <table:table-cell table:style-name="ce7" office:value-type="string" calcext:value-type="string">
            <text:p>Wiring to CV inputs + audio shields</text:p>
          </table:table-cell>
          <table:table-cell table:style-name="ce7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grey 25mm length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419 SL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419-100-09</text:p>
          </table:table-cell>
          <table:table-cell table:style-name="ce7" office:value-type="string" calcext:value-type="string">
            <text:p>Wiring to V/O inputs</text:p>
          </table:table-cell>
          <table:table-cell table:style-name="ce7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white 25mm length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419 WH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419-100-01</text:p>
          </table:table-cell>
          <table:table-cell table:style-name="ce7" office:value-type="string" calcext:value-type="string">
            <text:p>Wiring to Audio IO</text:p>
          </table:table-cell>
          <table:table-cell table:style-name="ce7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Hardware &amp; Misc</text:p>
          </table:table-cell>
          <table:covered-table-cell table:style-name="ce8"/>
          <table:covered-table-cell table:number-columns-repeated="8"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PCB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7" office:value-type="string" calcext:value-type="string">
            <text:p>Dunnington Audio</text:p>
          </table:table-cell>
          <table:table-cell table:style-name="ce7"/>
          <table:table-cell table:style-name="ce7" office:value-type="string" calcext:value-type="string">
            <text:p>thebeast.co.uk</text:p>
          </table:table-cell>
          <table:table-cell table:style-name="ce7" office:value-type="string" calcext:value-type="string">
            <text:p>https://www.dunningtonaudio.co.uk/product/258d-pcb/</text:p>
          </table:table-cell>
          <table:table-cell table:style-name="ce7" office:value-type="string" calcext:value-type="string">
            <text:p>Printed circuit board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Front panel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7" office:value-type="string" calcext:value-type="string">
            <text:p>The Beast</text:p>
          </table:table-cell>
          <table:table-cell table:style-name="ce7"/>
          <table:table-cell table:style-name="ce7" office:value-type="string" calcext:value-type="string">
            <text:p>thebeast.co.uk</text:p>
          </table:table-cell>
          <table:table-cell table:style-name="ce7" office:value-type="string" calcext:value-type="string">
            <text:p>http://thebeast.co.uk/?product=buchla-style-258-panel-reprint</text:p>
          </table:table-cell>
          <table:table-cell table:style-name="ce14" office:value-type="string" calcext:value-type="string">
            <text:p>Front panel</text:p>
          </table:table-cell>
          <table:table-cell table:style-name="ce7" office:value-type="string" calcext:value-type="string">
            <text:p>If using alternate panels, drill out the scale trim pot holes to 8.5mm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14mm F-F Standoff</text:p>
          </table:table-cell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7"/>
          <table:table-cell table:style-name="ce7" office:value-type="string" calcext:value-type="string">
            <text:p>Harwin</text:p>
          </table:table-cell>
          <table:table-cell table:style-name="ce8" office:value-type="string" calcext:value-type="string">
            <text:p>R30-1001402</text:p>
          </table:table-cell>
          <table:table-cell table:style-name="ce7" office:value-type="string" calcext:value-type="string">
            <text:p>Mouser</text:p>
          </table:table-cell>
          <table:table-cell table:style-name="ce13" office:value-type="string" calcext:value-type="string">
            <text:p>855-R30-1001402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CSK</text:p>
          </table:table-cell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7"/>
          <table:table-cell table:style-name="ce7" office:value-type="string" calcext:value-type="string">
            <text:p>RS Pro</text:p>
          </table:table-cell>
          <table:table-cell table:style-name="ce7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528-946</text:p>
          </table:table-cell>
          <table:table-cell table:style-name="ce7"/>
          <table:table-cell table:style-name="ce7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Pan SEMS</text:p>
          </table:table-cell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7"/>
          <table:table-cell table:style-name="ce7" office:value-type="string" calcext:value-type="string">
            <text:p>RS Pro</text:p>
          </table:table-cell>
          <table:table-cell table:style-name="ce7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279-149</text:p>
          </table:table-cell>
          <table:table-cell table:style-name="ce7"/>
          <table:table-cell table:style-name="ce7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 Toothed Washer</text:p>
          </table:table-cell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7"/>
          <table:table-cell table:style-name="ce7" office:value-type="string" calcext:value-type="string">
            <text:p>RS Pro</text:p>
          </table:table-cell>
          <table:table-cell table:style-name="ce7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526-574</text:p>
          </table:table-cell>
          <table:table-cell table:style-name="ce7"/>
          <table:table-cell table:style-name="ce7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Knob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7"/>
          <table:table-cell table:style-name="ce7" office:value-type="string" calcext:value-type="string">
            <text:p>Davies Molding</text:p>
          </table:table-cell>
          <table:table-cell table:style-name="ce7" office:value-type="string" calcext:value-type="string">
            <text:p>1610AA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64-1610AA</text:p>
          </table:table-cell>
          <table:table-cell table:style-name="ce7"/>
          <table:table-cell table:style-name="ce7" office:value-type="string" calcext:value-type="string">
            <text:p>Fit on VR103-VR106 &amp; VR203-VR20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arge knob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7"/>
          <table:table-cell table:style-name="ce7" office:value-type="string" calcext:value-type="string">
            <text:p>Davies Molding</text:p>
          </table:table-cell>
          <table:table-cell table:style-name="ce7" office:value-type="string" calcext:value-type="string">
            <text:p>1600BM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64-1600BM</text:p>
          </table:table-cell>
          <table:table-cell table:style-name="ce7"/>
          <table:table-cell table:style-name="ce7" office:value-type="string" calcext:value-type="string">
            <text:p>Fit on VR101 &amp; VR2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Power</text:p>
          </table:table-cell>
          <table:table-cell table:style-name="ce7"/>
          <table:table-cell table:style-name="ce7" office:value-type="string" calcext:value-type="string">
            <text:p>EDAC</text:p>
          </table:table-cell>
          <table:table-cell table:style-name="ce7" office:value-type="string" calcext:value-type="string">
            <text:p>306-010-500-102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87-306-50-010</text:p>
          </table:table-cell>
          <table:table-cell table:style-name="ce7" office:value-type="string" calcext:value-type="string">
            <text:p>10P edge connector, 3.96m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7" office:value-type="string" calcext:value-type="string">
            <text:p>EDAC</text:p>
          </table:table-cell>
          <table:table-cell table:style-name="ce7" office:value-type="string" calcext:value-type="string">
            <text:p>338-240-328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87-338-240-328</text:p>
          </table:table-cell>
          <table:table-cell table:style-name="ce7" office:value-type="string" calcext:value-type="string">
            <text:p>Polarizing key</text:p>
          </table:table-cell>
          <table:table-cell table:style-name="ce7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black 350mm length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Q</text:p>
          </table:table-cell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019 BK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019-100-02</text:p>
          </table:table-cell>
          <table:table-cell table:style-name="ce7"/>
          <table:table-cell table:style-name="ce7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white 350mm length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-15V</text:p>
          </table:table-cell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019 WH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019-100-01</text:p>
          </table:table-cell>
          <table:table-cell table:style-name="ce7"/>
          <table:table-cell table:style-name="ce7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red 350mm length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+15V</text:p>
          </table:table-cell>
          <table:table-cell table:style-name="ce7"/>
          <table:table-cell table:style-name="ce7" office:value-type="string" calcext:value-type="string">
            <text:p>Alpha Wire</text:p>
          </table:table-cell>
          <table:table-cell table:style-name="Default" office:value-type="string" calcext:value-type="string">
            <text:p>892019 RD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019-100-03</text:p>
          </table:table-cell>
          <table:table-cell table:style-name="ce7"/>
          <table:table-cell table:style-name="ce7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xpandable Sleeving 3mm 300mm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GRP1301/8 BK007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130018-50BK</text:p>
          </table:table-cell>
          <table:table-cell table:style-name="ce7"/>
          <table:table-cell table:style-name="ce7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6.35mm 40mm length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FIT221V1/4 BK103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221V014-4</text:p>
          </table:table-cell>
          <table:table-cell table:style-name="ce7"/>
          <table:table-cell table:style-name="ce7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3.18mm 12mm length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FIT221V1/8 BK103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221V018-4</text:p>
          </table:table-cell>
          <table:table-cell table:style-name="ce7"/>
          <table:table-cell table:style-name="ce7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able ties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7"/>
          <table:table-cell table:style-name="ce7" office:value-type="string" calcext:value-type="string">
            <text:p>Panduit</text:p>
          </table:table-cell>
          <table:table-cell table:style-name="ce7" office:value-type="string" calcext:value-type="string">
            <text:p>PLT.7M-M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44-PLT.7M-M</text:p>
          </table:table-cell>
          <table:table-cell table:style-name="ce7"/>
          <table:table-cell table:style-name="ce7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hunt, 3 position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7"/>
          <table:table-cell table:style-name="ce7" office:value-type="string" calcext:value-type="string">
            <text:p>Samtec</text:p>
          </table:table-cell>
          <table:table-cell table:style-name="ce7" office:value-type="string" calcext:value-type="string">
            <text:p>MNT-103-BK-G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200-MNT103BKG</text:p>
          </table:table-cell>
          <table:table-cell table:style-name="ce14"/>
          <table:table-cell table:style-name="ce7" office:value-type="string" calcext:value-type="string">
            <text:p>Alt. Farnell p/n 2779698 – Fit on Shape Sel headers for desired operation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Thermally conductive epoxy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MG Chemicals</text:p>
          </table:table-cell>
          <table:table-cell table:style-name="ce7" office:value-type="string" calcext:value-type="string">
            <text:p>8329TFF-25ML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90-8329TFF-25ML</text:p>
          </table:table-cell>
          <table:table-cell table:style-name="ce7"/>
          <table:table-cell table:style-name="ce7" office:value-type="string" calcext:value-type="string">
            <text:p>Optionally apply over Q101/R116 and Q201/R21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/>
          <table:table-cell table:style-name="ce7" table:number-columns-repeated="8"/>
          <table:table-cell table:number-columns-repeated="1014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.401cm" fo:margin-bottom="1.401cm" fo:margin-left="1.401cm" fo:margin-right="1.401cm" style:shadow="non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0:41:58.020679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3T10:42:17.852315551</dc:date>
    <meta:generator>LibreOffice/6.4.3.2$Linux_X86_64 LibreOffice_project/40$Build-2</meta:generator>
    <meta:editing-duration>P14DT2H53M8S</meta:editing-duration>
    <meta:editing-cycles>50</meta:editing-cycles>
    <meta:document-statistic meta:table-count="1" meta:cell-count="670" meta:object-count="0"/>
  </office:meta>
</office:document-meta>
</file>